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953a" officeooo:paragraph-rsid="0017953a" style:font-weight-asian="bold" style:font-weight-complex="bold"/>
    </style:style>
    <style:style style:name="P2" style:family="paragraph" style:parent-style-name="Standard">
      <style:text-properties fo:font-weight="bold" officeooo:rsid="00196c57" officeooo:paragraph-rsid="00196c57" style:font-weight-asian="bold" style:font-weight-complex="bold"/>
    </style:style>
    <style:style style:name="P3" style:family="paragraph" style:parent-style-name="Standard">
      <style:text-properties fo:font-weight="bold" officeooo:rsid="001c9a5d" officeooo:paragraph-rsid="001c9a5d" style:font-weight-asian="bold" style:font-weight-complex="bold"/>
    </style:style>
    <style:style style:name="P4" style:family="paragraph" style:parent-style-name="Standard">
      <style:text-properties fo:font-weight="bold" officeooo:rsid="00237d5a" officeooo:paragraph-rsid="00237d5a" style:font-weight-asian="bold" style:font-weight-complex="bold"/>
    </style:style>
    <style:style style:name="P5" style:family="paragraph" style:parent-style-name="Standard">
      <style:text-properties fo:font-weight="bold" officeooo:rsid="002a2c28" officeooo:paragraph-rsid="002a2c28" style:font-weight-asian="bold" style:font-weight-complex="bold"/>
    </style:style>
    <style:style style:name="P6" style:family="paragraph" style:parent-style-name="Standard">
      <style:text-properties fo:font-weight="bold" officeooo:rsid="002bfe06" officeooo:paragraph-rsid="002bfe06" style:font-weight-asian="bold" style:font-weight-complex="bold"/>
    </style:style>
    <style:style style:name="P7" style:family="paragraph" style:parent-style-name="Standard">
      <style:text-properties fo:font-weight="bold" officeooo:rsid="002d97f6" officeooo:paragraph-rsid="002d97f6" style:font-weight-asian="bold" style:font-weight-complex="bold"/>
    </style:style>
    <style:style style:name="P8" style:family="paragraph" style:parent-style-name="Standard">
      <style:text-properties fo:font-weight="normal" officeooo:rsid="0017953a" officeooo:paragraph-rsid="0017953a" style:font-weight-asian="normal" style:font-weight-complex="normal"/>
    </style:style>
    <style:style style:name="P9" style:family="paragraph" style:parent-style-name="Standard">
      <style:text-properties fo:font-weight="normal" officeooo:rsid="00196c57" officeooo:paragraph-rsid="00196c57" style:font-weight-asian="normal" style:font-weight-complex="normal"/>
    </style:style>
    <style:style style:name="P10" style:family="paragraph" style:parent-style-name="Standard">
      <style:text-properties fo:font-weight="normal" officeooo:rsid="00196c57" officeooo:paragraph-rsid="001c9a5d" style:font-weight-asian="normal" style:font-weight-complex="normal"/>
    </style:style>
    <style:style style:name="P11" style:family="paragraph" style:parent-style-name="Standard">
      <style:text-properties fo:font-weight="normal" officeooo:rsid="0021df55" officeooo:paragraph-rsid="0021df55" style:font-weight-asian="normal" style:font-weight-complex="normal"/>
    </style:style>
    <style:style style:name="P12" style:family="paragraph" style:parent-style-name="Standard">
      <style:text-properties fo:font-weight="normal" officeooo:rsid="00237d5a" officeooo:paragraph-rsid="00237d5a" style:font-weight-asian="normal" style:font-weight-complex="normal"/>
    </style:style>
    <style:style style:name="P13" style:family="paragraph" style:parent-style-name="Standard">
      <style:text-properties fo:font-weight="normal" officeooo:rsid="002a2c28" officeooo:paragraph-rsid="002a2c28" style:font-weight-asian="normal" style:font-weight-complex="normal"/>
    </style:style>
    <style:style style:name="P14" style:family="paragraph" style:parent-style-name="Standard">
      <style:text-properties fo:font-weight="normal" officeooo:rsid="002bfe06" officeooo:paragraph-rsid="002bfe06" style:font-weight-asian="normal" style:font-weight-complex="normal"/>
    </style:style>
    <style:style style:name="P15" style:family="paragraph" style:parent-style-name="Standard">
      <style:text-properties fo:font-weight="normal" officeooo:rsid="002d97f6" officeooo:paragraph-rsid="002d97f6"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17953a" officeooo:paragraph-rsid="0017953a"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a2c28" officeooo:paragraph-rsid="002a2c28"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2ed03e" officeooo:paragraph-rsid="002ed03e" style:font-weight-asian="bold" style:font-weight-complex="bold"/>
    </style:style>
    <style:style style:name="P19" style:family="paragraph" style:parent-style-name="Standard">
      <style:text-properties style:text-underline-style="none" fo:font-weight="normal" officeooo:rsid="0017953a" officeooo:paragraph-rsid="0017953a" style:font-weight-asian="normal" style:font-weight-complex="normal"/>
    </style:style>
    <style:style style:name="P20" style:family="paragraph" style:parent-style-name="Standard">
      <style:text-properties style:text-underline-style="none" fo:font-weight="normal" officeooo:rsid="002ed03e" officeooo:paragraph-rsid="002ed03e" style:font-weight-asian="normal" style:font-weight-complex="normal"/>
    </style:style>
    <style:style style:name="P21" style:family="paragraph" style:parent-style-name="Standard">
      <style:text-properties style:text-underline-style="none" fo:font-weight="normal" officeooo:rsid="002fa355" officeooo:paragraph-rsid="002fa355" style:font-weight-asian="normal" style:font-weight-complex="normal"/>
    </style:style>
    <style:style style:name="P22" style:family="paragraph" style:parent-style-name="Standard">
      <style:text-properties style:text-underline-style="none" fo:font-weight="normal" officeooo:rsid="00315b22" officeooo:paragraph-rsid="00315b22" style:font-weight-asian="normal" style:font-weight-complex="normal"/>
    </style:style>
    <style:style style:name="P23" style:family="paragraph" style:parent-style-name="Standard">
      <style:text-properties style:text-underline-style="none" fo:font-weight="bold" officeooo:rsid="002ed03e" officeooo:paragraph-rsid="002ed03e" style:font-weight-asian="bold" style:font-weight-complex="bold"/>
    </style:style>
    <style:style style:name="P24" style:family="paragraph" style:parent-style-name="Standard">
      <style:text-properties style:text-underline-style="none" fo:font-weight="bold" officeooo:rsid="002fa355" officeooo:paragraph-rsid="002fa355" style:font-weight-asian="bold" style:font-weight-complex="bold"/>
    </style:style>
    <style:style style:name="P25" style:family="paragraph" style:parent-style-name="Standard">
      <style:text-properties officeooo:paragraph-rsid="001c9a5d"/>
    </style:style>
    <style:style style:name="P26" style:family="paragraph" style:parent-style-name="Standard">
      <style:text-properties officeooo:paragraph-rsid="002a2c28"/>
    </style:style>
    <style:style style:name="P27" style:family="paragraph" style:parent-style-name="Standard">
      <style:text-properties officeooo:paragraph-rsid="002fa355"/>
    </style:style>
    <style:style style:name="P28" style:family="paragraph" style:parent-style-name="Standard">
      <style:text-properties officeooo:paragraph-rsid="003ae052"/>
    </style:style>
    <style:style style:name="P29" style:family="paragraph" style:parent-style-name="Standard">
      <style:text-properties officeooo:paragraph-rsid="003e37c4"/>
    </style:style>
    <style:style style:name="P30" style:family="paragraph" style:parent-style-name="Standard">
      <style:text-properties officeooo:paragraph-rsid="003f445b"/>
    </style:style>
    <style:style style:name="P31" style:family="paragraph" style:parent-style-name="Standard">
      <style:text-properties style:text-underline-style="none" fo:font-weight="normal" officeooo:rsid="002fa355" officeooo:paragraph-rsid="003f445b" style:font-weight-asian="normal" style:font-weight-complex="normal"/>
    </style:style>
    <style:style style:name="T1" style:family="text">
      <style:text-properties style:text-position="super 58%"/>
    </style:style>
    <style:style style:name="T2" style:family="text">
      <style:text-properties style:text-position="super 58%" style:font-name="Liberation Serif" style:text-underline-style="none" fo:font-weight="normal" officeooo:rsid="00315b22" style:font-weight-asian="normal" style:font-weight-complex="normal"/>
    </style:style>
    <style:style style:name="T3" style:family="text">
      <style:text-properties style:text-position="super 58%" style:font-name="Liberation Serif" style:text-underline-style="none" fo:font-weight="normal" officeooo:rsid="003a1707" style:font-weight-asian="normal" style:font-weight-complex="normal"/>
    </style:style>
    <style:style style:name="T4" style:family="text">
      <style:text-properties style:text-position="super 58%" style:font-name="Liberation Serif" officeooo:rsid="003a1707"/>
    </style:style>
    <style:style style:name="T5" style:family="text">
      <style:text-properties style:text-position="super 58%" style:text-underline-style="none" fo:font-weight="normal" officeooo:rsid="003ae052" style:font-weight-asian="normal" style:font-weight-complex="normal"/>
    </style:style>
    <style:style style:name="T6" style:family="text">
      <style:text-properties officeooo:rsid="001a23aa"/>
    </style:style>
    <style:style style:name="T7" style:family="text">
      <style:text-properties officeooo:rsid="001c9a5d"/>
    </style:style>
    <style:style style:name="T8" style:family="text">
      <style:text-properties officeooo:rsid="001e9455"/>
    </style:style>
    <style:style style:name="T9" style:family="text">
      <style:text-properties officeooo:rsid="0023cedf"/>
    </style:style>
    <style:style style:name="T10" style:family="text">
      <style:text-properties fo:font-weight="bold" officeooo:rsid="0023cedf" style:font-weight-asian="bold" style:font-weight-complex="bold"/>
    </style:style>
    <style:style style:name="T11" style:family="text">
      <style:text-properties fo:font-weight="bold" officeooo:rsid="002637ca" style:font-weight-asian="bold" style:font-weight-complex="bold"/>
    </style:style>
    <style:style style:name="T12" style:family="text">
      <style:text-properties fo:font-weight="bold" officeooo:rsid="0028150d" style:font-weight-asian="bold" style:font-weight-complex="bold"/>
    </style:style>
    <style:style style:name="T13" style:family="text">
      <style:text-properties fo:font-weight="normal" officeooo:rsid="00290469" style:font-weight-asian="normal" style:font-weight-complex="normal"/>
    </style:style>
    <style:style style:name="T14" style:family="text">
      <style:text-properties fo:font-weight="normal" officeooo:rsid="001c9a5d" style:font-weight-asian="normal" style:font-weight-complex="normal"/>
    </style:style>
    <style:style style:name="T15" style:family="text">
      <style:text-properties fo:font-weight="normal" officeooo:rsid="002a2c28" style:font-weight-asian="normal" style:font-weight-complex="normal"/>
    </style:style>
    <style:style style:name="T16" style:family="text">
      <style:text-properties fo:font-weight="normal" officeooo:rsid="002bae53" style:font-weight-asian="normal" style:font-weight-complex="normal"/>
    </style:style>
    <style:style style:name="T17" style:family="text">
      <style:text-properties officeooo:rsid="002bae53"/>
    </style:style>
    <style:style style:name="T18" style:family="text">
      <style:text-properties officeooo:rsid="002e39ee"/>
    </style:style>
    <style:style style:name="T19" style:family="text">
      <style:text-properties style:font-name="Liberation Serif" style:text-underline-style="none" fo:font-weight="normal" officeooo:rsid="00315b22" style:font-weight-asian="normal" style:font-weight-complex="normal"/>
    </style:style>
    <style:style style:name="T20" style:family="text">
      <style:text-properties style:font-name="Liberation Serif" style:text-underline-style="none" fo:font-weight="normal" officeooo:rsid="00344f11" style:font-weight-asian="normal" style:font-weight-complex="normal"/>
    </style:style>
    <style:style style:name="T21" style:family="text">
      <style:text-properties style:font-name="Liberation Serif" style:text-underline-style="none" fo:font-weight="normal" officeooo:rsid="003a1707" style:font-weight-asian="normal" style:font-weight-complex="normal"/>
    </style:style>
    <style:style style:name="T22" style:family="text">
      <style:text-properties style:font-name="Liberation Serif" style:text-underline-style="none" fo:font-weight="normal" officeooo:rsid="003d5544" style:font-weight-asian="normal" style:font-weight-complex="normal"/>
    </style:style>
    <style:style style:name="T23" style:family="text">
      <style:text-properties style:font-name="Liberation Serif" style:text-underline-style="none" fo:font-weight="normal" officeooo:rsid="003e37c4" style:font-weight-asian="normal" style:font-weight-complex="normal"/>
    </style:style>
    <style:style style:name="T24" style:family="text">
      <style:text-properties style:font-name="Liberation Serif" officeooo:rsid="003e37c4"/>
    </style:style>
    <style:style style:name="T25" style:family="text">
      <style:text-properties style:text-position="0% 100%" style:font-name="Liberation Serif" officeooo:rsid="00315b22"/>
    </style:style>
    <style:style style:name="T26" style:family="text">
      <style:text-properties style:text-position="0% 100%" style:font-name="Liberation Serif" style:text-underline-style="none" fo:font-weight="normal" officeooo:rsid="00315b22" style:font-weight-asian="normal" style:font-weight-complex="normal"/>
    </style:style>
    <style:style style:name="T27" style:family="text">
      <style:text-properties style:text-position="0% 100%" style:font-name="Liberation Serif" style:text-underline-style="none" fo:font-weight="normal" officeooo:rsid="0032cd31" style:font-weight-asian="normal" style:font-weight-complex="normal"/>
    </style:style>
    <style:style style:name="T28" style:family="text">
      <style:text-properties style:text-position="0% 100%" style:font-name="Liberation Serif" style:text-underline-style="none" fo:font-weight="normal" officeooo:rsid="00344f11" style:font-weight-asian="normal" style:font-weight-complex="normal"/>
    </style:style>
    <style:style style:name="T29" style:family="text">
      <style:text-properties style:text-position="0% 100%" style:font-name="Liberation Serif" style:text-underline-style="none" fo:font-weight="normal" officeooo:rsid="003a1707" style:font-weight-asian="normal" style:font-weight-complex="normal"/>
    </style:style>
    <style:style style:name="T30" style:family="text">
      <style:text-properties style:text-position="0% 100%" style:font-name="Liberation Serif" style:text-underline-style="none" fo:font-weight="normal" officeooo:rsid="003d5544" style:font-weight-asian="normal" style:font-weight-complex="normal"/>
    </style:style>
    <style:style style:name="T31" style:family="text">
      <style:text-properties style:text-position="0% 100%" style:font-name="Liberation Serif" style:text-underline-style="none" fo:font-weight="normal" officeooo:rsid="003f445b" style:font-weight-asian="normal" style:font-weight-complex="normal"/>
    </style:style>
    <style:style style:name="T32" style:family="text">
      <style:text-properties style:text-position="0% 100%" style:font-name="Liberation Serif" style:text-underline-style="none" fo:font-weight="normal" officeooo:rsid="003e37c4" style:font-weight-asian="normal" style:font-weight-complex="normal"/>
    </style:style>
    <style:style style:name="T33" style:family="text">
      <style:text-properties style:text-position="0% 100%" style:font-name="Liberation Serif" officeooo:rsid="00360646"/>
    </style:style>
    <style:style style:name="T34" style:family="text">
      <style:text-properties style:text-position="0% 100%" style:font-name="Liberation Serif" officeooo:rsid="0036b946"/>
    </style:style>
    <style:style style:name="T35" style:family="text">
      <style:text-properties style:text-position="0% 100%" style:font-name="Liberation Serif" officeooo:rsid="003a1707"/>
    </style:style>
    <style:style style:name="T36" style:family="text">
      <style:text-properties style:text-position="0% 100%" style:font-name="Liberation Serif" officeooo:rsid="003f445b"/>
    </style:style>
    <style:style style:name="T37" style:family="text">
      <style:text-properties style:text-position="0% 100%" style:font-name="Liberation Serif" officeooo:rsid="003e37c4"/>
    </style:style>
    <style:style style:name="T38" style:family="text">
      <style:text-properties style:text-position="0% 100%" style:font-name="Liberation Serif1" style:text-underline-style="none" fo:font-weight="normal" officeooo:rsid="0032cd31" style:font-weight-asian="normal" style:font-weight-complex="normal"/>
    </style:style>
    <style:style style:name="T39" style:family="text">
      <style:text-properties style:text-position="0% 100%" style:text-underline-style="none" fo:font-weight="normal" officeooo:rsid="003ae052" style:font-weight-asian="normal" style:font-weight-complex="normal"/>
    </style:style>
    <style:style style:name="T40" style:family="text">
      <style:text-properties style:text-position="0% 100%" style:font-name="Liberation Serif1" style:text-underline-style="none" fo:font-weight="normal" officeooo:rsid="003e37c4" style:font-weight-asian="normal" style:font-weight-complex="normal"/>
    </style:style>
    <style:style style:name="T41" style:family="text">
      <style:text-properties style:text-position="0% 100%" style:font-name="Liberation Serif1" officeooo:rsid="003e37c4"/>
    </style:style>
    <style:style style:name="T42" style:family="text">
      <style:text-properties officeooo:rsid="0032cd31"/>
    </style:style>
    <style:style style:name="T43" style:family="text">
      <style:text-properties style:text-underline-style="none" fo:font-weight="normal" officeooo:rsid="002fa355" style:font-weight-asian="normal" style:font-weight-complex="normal"/>
    </style:style>
    <style:style style:name="T44" style:family="text">
      <style:text-properties style:text-underline-style="none" fo:font-weight="normal" officeooo:rsid="00315b22" style:font-weight-asian="normal" style:font-weight-complex="normal"/>
    </style:style>
    <style:style style:name="T45" style:family="text">
      <style:text-properties style:text-underline-style="none" fo:font-weight="normal" officeooo:rsid="0032cd31" style:font-weight-asian="normal" style:font-weight-complex="normal"/>
    </style:style>
    <style:style style:name="T46" style:family="text">
      <style:text-properties style:text-underline-style="none" fo:font-weight="normal" officeooo:rsid="003a1707" style:font-weight-asian="normal" style:font-weight-complex="normal"/>
    </style:style>
    <style:style style:name="T47" style:family="text">
      <style:text-properties style:text-underline-style="none" fo:font-weight="normal" officeooo:rsid="003d2730" style:font-weight-asian="normal" style:font-weight-complex="normal"/>
    </style:style>
    <style:style style:name="T48" style:family="text">
      <style:text-properties style:text-underline-style="none" fo:font-weight="normal" officeooo:rsid="003ae052" style:font-weight-asian="normal" style:font-weight-complex="normal"/>
    </style:style>
    <style:style style:name="T49" style:family="text">
      <style:text-properties style:text-underline-style="none" fo:font-weight="normal" officeooo:rsid="003c524d" style:font-weight-asian="normal" style:font-weight-complex="normal"/>
    </style:style>
    <style:style style:name="T50" style:family="text">
      <style:text-properties style:text-underline-style="none" fo:font-weight="normal" officeooo:rsid="003d44bd" style:font-weight-asian="normal" style:font-weight-complex="normal"/>
    </style:style>
    <style:style style:name="T51" style:family="text">
      <style:text-properties style:text-underline-style="none" fo:font-weight="normal" officeooo:rsid="003d5544" style:font-weight-asian="normal" style:font-weight-complex="normal"/>
    </style:style>
    <style:style style:name="T52" style:family="text">
      <style:text-properties style:text-underline-style="none" fo:font-weight="normal" officeooo:rsid="003e37c4" style:font-weight-asian="normal" style:font-weight-complex="normal"/>
    </style:style>
    <style:style style:name="T53" style:family="text">
      <style:text-properties officeooo:rsid="00360646"/>
    </style:style>
    <style:style style:name="T54" style:family="text">
      <style:text-properties officeooo:rsid="003a1707"/>
    </style:style>
    <style:style style:name="T55" style:family="text">
      <style:text-properties officeooo:rsid="003d2730"/>
    </style:style>
    <style:style style:name="T56" style:family="text">
      <style:text-properties officeooo:rsid="003e37c4"/>
    </style:style>
    <style:style style:name="T57" style:family="text">
      <style:text-properties style:font-name="Liberation Serif1" officeooo:rsid="003e37c4"/>
    </style:style>
    <style:style style:name="T58" style:family="text">
      <style:text-properties style:font-name="Liberation Serif1" style:text-underline-style="none" fo:font-weight="normal" officeooo:rsid="003e37c4" style:font-weight-asian="normal" style:font-weight-complex="normal"/>
    </style:style>
    <style:style style:name="T59" style:family="text">
      <style:text-properties officeooo:rsid="003f44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ly Plan</text:p>
      <text:p text:style-name="P1"/>
      <text:p text:style-name="P16">1<text:span text:style-name="T1">st</text:span> February – 7<text:span text:style-name="T1">th</text:span> February</text:p>
      <text:p text:style-name="P19">Show that our strains are viable. Check the differences in growth rates between labelled and unlabelled strains. Check that labelled strains grow in compost.</text:p>
      <text:p text:style-name="P1">Monday</text:p>
      <text:p text:style-name="P1">9am-<text:span text:style-name="T7">10am</text:span>:</text:p>
      <text:p text:style-name="P8">Prepare ~40 glass microcosms to incubate 12 strains of interest. </text:p>
      <text:p text:style-name="P8">Strains A, B and C, each unlabelled, gentamycin (gen+), gen+/mCherry, gen+/GFP = 12 strains. Three replicates for each strain = 3 * 12 = 36 microcosms.</text:p>
      <text:p text:style-name="P1">DO:</text:p>
      <text:p text:style-name="P8">Make 1L TY media <text:span text:style-name="T8">in beaker</text:span>,</text:p>
      <text:p text:style-name="P8">Use syringe to pump 6ml into each of 40 glass microcosms,</text:p>
      <text:p text:style-name="P9">Loosely secure lids on microcosms,</text:p>
      <text:p text:style-name="P9">Add autoclave tape with my name on it to rack,</text:p>
      <text:p text:style-name="P9">Put in autoclave or in autoclave queue.</text:p>
      <text:p text:style-name="P4">What do I need?</text:p>
      <text:p text:style-name="P12">- A rack for the glass tubes</text:p>
      <text:p text:style-name="P12">- ~40 glass tubes and lids (enough to fill tray)</text:p>
      <text:p text:style-name="P12">- 1L beaker (or 40 * 6 = 240ml, so <text:span text:style-name="T9">if using a 500ml beaker </text:span><text:span text:style-name="T10">scale down </text:span><text:span text:style-name="T11">weights for TY </text:span><text:span text:style-name="T12">ingredients</text:span>)</text:p>
      <text:p text:style-name="P12">- TY media instructions</text:p>
      <text:p text:style-name="P12">- Magnetic stirrer</text:p>
      <text:p text:style-name="P12">- Pump/syringe thing</text:p>
      <text:p text:style-name="P12">- A tray type thing to put all the glass tubes in for autoclaving</text:p>
      <text:p text:style-name="P2">4pm-<text:span text:style-name="T7">5pm</text:span>:</text:p>
      <text:p text:style-name="P10">Inoculate glass TY microcosms with colonies from streak plates Ellie made on Friday. </text:p>
      <text:p text:style-name="P11">Discuss Thursday’s work with Ellie</text:p>
      <text:p text:style-name="P3">DO:</text:p>
      <text:p text:style-name="P11">Ask Ellie where the strains are.</text:p>
      <text:p text:style-name="P10">Inoculate three clones from each strain (3 replicates) using inoculation loops <text:span text:style-name="T7">into glass microcosms </text:span>in the hood. Remember to clean hood and gloves with ethanol <text:span text:style-name="T7">first</text:span>, <text:span text:style-name="T6">use a beaker with ethanol in it to dispose of inoculation loops. Place inoculated microcosms (leave 3 uninoculated as a control). Place in shaker incubator (?) at 28C and record time+date inoculation began. </text:span></text:p>
      <text:p text:style-name="P9"/>
      <text:p text:style-name="P3">Thursday</text:p>
      <text:p text:style-name="P3">3pm-5pm:</text:p>
      <text:p text:style-name="P25"><text:span text:style-name="T13">Pipette strains from liquid glass microcosms into a 96w plate and measure in the plate reader over the weekend.</text:span><text:span text:style-name="T14"> </text:span><text:span text:style-name="T13">Ellie has already prepared the soil microcosms, so I need to decide what density(/ies) and volume(s) of rhizobia to inoculate them with, and for how long, plus leaving some as controls. </text:span><text:span text:style-name="T16">I could do inoculations at the same volume (100ml?), using an OD that is the max growth after 2.5 days, then half that density, then a quarter. </text:span></text:p>
      <text:p text:style-name="P3"/>
      <text:p text:style-name="P17">8<text:span text:style-name="T1">th</text:span> Febrary - 14<text:span text:style-name="T1">th</text:span> February</text:p>
      <text:p text:style-name="P23">Monday</text:p>
      <text:p text:style-name="P23">1pm-<text:span text:style-name="T53">2pm</text:span>:</text:p>
      <text:p text:style-name="P20">- Save measurements from plate reader. </text:p>
      <text:p text:style-name="P22">- Make 1L TY medium.</text:p>
      <text:p text:style-name="P22">- <text:span text:style-name="T54">Book slot in lab for Thursday.</text:span></text:p>
      <text:p text:style-name="P20"/>
      <text:p text:style-name="P23">Thursday</text:p>
      <text:p text:style-name="P24">9am-<text:span text:style-name="T53">1pm</text:span>:</text:p>
      <text:p text:style-name="P27"><text:soft-page-break/><text:span text:style-name="T43">- Make 2L TY agar </text:span><text:span text:style-name="T46">I will need 4 1</text:span><text:span text:style-name="T51">L</text:span><text:span text:style-name="T46"> bottles for this. Also make a bottle of dH20 for autoclaving.</text:span></text:p>
      <text:p text:style-name="P21">- Autoclave (2 hours)</text:p>
      <text:p text:style-name="P28"><text:span text:style-name="T43">- </text:span><text:span text:style-name="T47">La</text:span><text:span text:style-name="T45">bel 48 plates </text:span><text:span text:style-name="T48">(12 microcosms at original density, then 3 dilutions </text:span><text:span text:style-name="T49">for each</text:span><text:span text:style-name="T48">: 10</text:span><text:span text:style-name="T5">-1</text:span><text:span text:style-name="T39">, 10</text:span><text:span text:style-name="T5">-2</text:span><text:span text:style-name="T39">, 10</text:span><text:span text:style-name="T5">-3</text:span><text:span text:style-name="T39">)</text:span><text:span text:style-name="T45">.</text:span></text:p>
      <text:p text:style-name="P21">- <text:span text:style-name="T55">When the autoclave is finished, c</text:span><text:span text:style-name="T42">ombine the agar, TY </text:span><text:span text:style-name="T56">media</text:span><text:span text:style-name="T42">, </text:span><text:span text:style-name="T56">and add 100</text:span><text:span text:style-name="T57">μ</text:span><text:span text:style-name="T24">l of 30g/ml gentamicin for a final concnetration of 3ng/ml gentamycin.</text:span><text:span text:style-name="T42"> </text:span><text:span text:style-name="T56">M</text:span><text:span text:style-name="T42">ix </text:span><text:span text:style-name="T56">then</text:span><text:span text:style-name="T42"> pour the plates.</text:span></text:p>
      <text:p text:style-name="P29"><text:span text:style-name="T43">- </text:span><text:span text:style-name="T45">Wh</text:span><text:span text:style-name="T50">en the </text:span><text:span text:style-name="T45">agar plates </text:span><text:span text:style-name="T50">are nearly</text:span><text:span text:style-name="T45"> set</text:span><text:span text:style-name="T43">, remove </text:span><text:span text:style-name="T45">the </text:span><text:span text:style-name="T43">12 soil microcosms from </text:span><text:span text:style-name="T44">incubator </text:span><text:span text:style-name="T50">and </text:span><text:span text:style-name="T44">add soil wash </text:span><text:span text:style-name="T52">and </text:span><text:span text:style-name="T44">shake/vortex well. Then leave to soak for 30 mins &gt; shake/vortex for 1min &gt; leave to settle for 5 mins &gt; pipett</text:span><text:span text:style-name="T52">e</text:span><text:span text:style-name="T45"> </text:span><text:span text:style-name="T52">200</text:span><text:span text:style-name="T58">μ</text:span><text:span text:style-name="T23">l</text:span><text:span text:style-name="T51"> </text:span><text:span text:style-name="T45">liquid from the falcon tubes </text:span><text:span text:style-name="T52">into a 96w plate</text:span><text:span text:style-name="T19">. </text:span></text:p>
      <text:p text:style-name="P30"><text:span text:style-name="T19">- </text:span><text:span text:style-name="T21">For each of the 12 soil washes extracted, </text:span><text:span text:style-name="T22">d</text:span><text:span text:style-name="T19">ilute </text:span><text:span text:style-name="T20">the original soil wash</text:span><text:span text:style-name="T19"> </text:span><text:span text:style-name="T21">down to </text:span><text:span text:style-name="T26">10</text:span><text:span text:style-name="T2">-</text:span><text:span text:style-name="T3">3</text:span><text:span text:style-name="T26"> in </text:span><text:span text:style-name="T29">10</text:span><text:span text:style-name="T3">-1</text:span><text:span text:style-name="T29"> intervals</text:span><text:span text:style-name="T26"> </text:span><text:span text:style-name="T30">in </text:span><text:span text:style-name="T29">distilled water</text:span><text:span text:style-name="T26"> </text:span><text:span text:style-name="T27">to a </text:span><text:span text:style-name="T31">200</text:span><text:span text:style-name="T40">μ</text:span><text:span text:style-name="T32">l</text:span><text:span text:style-name="T27"> total volume</text:span><text:span text:style-name="T28"> </text:span><text:span text:style-name="T27">(</text:span><text:span text:style-name="T31">180</text:span><text:span text:style-name="T38">μ</text:span><text:span text:style-name="T27">l </text:span><text:span text:style-name="T29">dH20</text:span><text:span text:style-name="T27">, </text:span><text:span text:style-name="T31">20</text:span><text:span text:style-name="T38">μ</text:span><text:span text:style-name="T27">l soil wash </text:span><text:span text:style-name="T28">in each</text:span><text:span text:style-name="T27">) </text:span><text:span text:style-name="T28">in separate </text:span><text:span text:style-name="T31">wells</text:span><text:span text:style-name="T26">.</text:span></text:p>
      <text:p text:style-name="P31"><text:span text:style-name="T25">- </text:span><text:span text:style-name="T33">Once the agar plates have set, streak each plate with the corresponding strain dilution </text:span><text:span text:style-name="T36">by pipetting 150</text:span><text:span text:style-name="T41">μ</text:span><text:span text:style-name="T37">l </text:span><text:span text:style-name="T36">onto the agar, adding 6ish glass beads and shaking the beads around. I</text:span><text:span text:style-name="T34">ncubat</text:span><text:span text:style-name="T36">e plates</text:span><text:span text:style-name="T34"> </text:span><text:span text:style-name="T35">for 2-3 days</text:span><text:span text:style-name="T33">.</text:span></text:p>
      <text:p text:style-name="P17"/>
      <text:p text:style-name="P18">The future...</text:p>
      <text:p text:style-name="P13">Following preparatory work, the first week of the experiment will involve: </text:p>
      <text:p text:style-name="P13">- interpreting the strain growth data and growth in the different soil microcosms</text:p>
      <text:p text:style-name="P13">- preparing the soil microcosms</text:p>
      <text:p text:style-name="P13">- germinating the clover seeds and preparing the clover microcosms</text:p>
      <text:p text:style-name="P13">- Inoculating the microcosms</text:p>
      <text:p text:style-name="P13"/>
      <text:p text:style-name="P13">What do I need to decide?</text:p>
      <text:p text:style-name="P5">Interpreting the strain growth data and growth in the different <text:span text:style-name="T17">preliminary </text:span>soil microcosms</text:p>
      <text:p text:style-name="P13">- Which soil type is most appropriate (if there is growth in the soil the lab has lots of, use that one. If growth is significantly better in the other soil then speak with Ellie)</text:p>
      <text:p text:style-name="P26"><text:span text:style-name="T15">- </text:span><text:span text:style-name="T16">What density of rhizobia is necessary for the soil inoculation.</text:span></text:p>
      <text:p text:style-name="P13">- If the plasmid markers are affecting growth. If this is the case, in one marker, we can drop it and try using only the other two and do a pairwise competition experiment.</text:p>
      <text:p text:style-name="P13"/>
      <text:p text:style-name="P6">Preparing the soil microcosms</text:p>
      <text:p text:style-name="P14">- Soil type</text:p>
      <text:p text:style-name="P14">- Days between each autoclave</text:p>
      <text:p text:style-name="P14"/>
      <text:p text:style-name="P6">Germinating clover seeds and preparing clover microcosms</text:p>
      <text:p text:style-name="P14">- as above</text:p>
      <text:p text:style-name="P14"/>
      <text:p text:style-name="P7">Inoculating microcosms</text:p>
      <text:p text:style-name="P15">- Which strain is grown with which marker.</text:p>
      <text:p text:style-name="P15">- Inoculant volume and the OD of each strain.</text:p>
      <text:p text:style-name="P15">- <text:span text:style-name="T18">When to inoculate: after two weeks or at the time of plant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30T09:30:44.033816251</meta:creation-date>
    <dc:date>2021-02-09T08:51:36.528619242</dc:date>
    <meta:editing-duration>PT12H17M38S</meta:editing-duration>
    <meta:editing-cycles>20</meta:editing-cycles>
    <meta:generator>LibreOffice/6.4.6.2$Linux_X86_64 LibreOffice_project/40$Build-2</meta:generator>
    <meta:document-statistic meta:table-count="0" meta:image-count="0" meta:object-count="0" meta:page-count="2" meta:paragraph-count="65" meta:word-count="758" meta:character-count="4291" meta:non-whitespace-character-count="3590"/>
  </office:meta>
</office:document-meta>
</file>